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svg:stroke-color="#000000" draw:fill="none" draw:fill-color="#ffffff" fo:min-height="2.2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7ff" fo:font-family="'Andale Mono'" style:font-pitch="variable" fo:font-size="28pt" style:font-size-asian="28pt" style:font-size-complex="28pt"/>
    </style:style>
    <style:style style:name="P3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5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49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frame draw:style-name="gr19" draw:text-style-name="P3" draw:layer="layout" svg:width="4.859cm" svg:height="2.477cm" svg:x="2.461cm" svg:y="0.999cm">
          <draw:text-box>
            <text:p text:style-name="P2"><text:span text:style-name="T1">Sl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12T23:16:04</dc:date>
    <meta:editing-duration>PT17H1M2S</meta:editing-duration>
    <meta:editing-cycles>10</meta:editing-cycles>
    <meta:generator>OpenOffice/4.1.0$Unix OpenOffice.org_project/410m18$Build-9764</meta:generator>
    <meta:document-statistic meta:object-count="102"/>
  </office:meta>
</office:document-meta>
</file>